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class_module_01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 style:data-style-name="N2" text:time-value="09:54:05.52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1-10T10:06:33.645000000</dc:date>
    <meta:editing-duration>PT19H17M17S</meta:editing-duration>
    <meta:editing-cycles>293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Option Compatible
Option ClassModule

'
' 멤버 변수
'
Private i as Integer
Public l as Long

'
' 생성자
'
Private Sub Class_Initialize()

	i = 10

    Print "Class Module : Initialize"
End Sub

'
' 소멸자
'
Private Sub Class_Terminate()
    Print "Class Module : Terminate"
End Sub ' Destructor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'
	' Generate : Call - Class_Initialize
	'
	Set c = New base___class_module_01
	
	
	
	'
	' 멤버 변수에 접근
	' &gt; Private 키워드가 작동을 안하는데?
	'
	Print c.i &amp; " " &amp; c.l
	
	
	'
	' Release : Call - Class_Terminate
	'
	Set c = Nothing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data_2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